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2625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78464156988386" calcext:value-type="float" table:number-columns-spanned="5" table:number-rows-spanned="1">
            <text:p>0.678464157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0.49" calcext:value-type="float">
            <text:p>0.49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office:value-type="float" office:value="0.8" calcext:value-type="float">
            <text:p>0.8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4:55:38.397535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4:59:35.601554672</dc:date>
    <meta:editing-duration>PT1H1M47S</meta:editing-duration>
    <meta:editing-cycles>14</meta:editing-cycles>
    <meta:generator>LibreOffice/5.1.6.2$Linux_X86_64 LibreOffice_project/10m0$Build-2</meta:generator>
    <meta:document-statistic meta:table-count="1" meta:cell-count="47" meta:object-count="0"/>
  </office:meta>
</office:document-meta>
</file>